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C769A5C4121A89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1.284cm" fo:min-width="5.03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1.284cm" fo:min-width="4.23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1.284cm" fo:min-width="4.934cm" fo:padding-top="0.175cm" fo:padding-bottom="0.175cm" fo:padding-left="0.3cm" fo:padding-right="0.3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1.184cm" fo:min-width="4.93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5.7cm" svg:height="1.7cm" svg:x="9.1cm" svg:y="7.6cm">
          <text:p text:style-name="P1">LogStash 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9cm" svg:height="1.7cm" svg:x="17.9cm" svg:y="7.613cm">
          <text:p text:style-name="P1">RabbitM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6cm" svg:height="1.7cm" svg:x="24.9cm" svg:y="7.613cm">
          <text:p text:style-name="P1">LogStash 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9cm" svg:height="1.7cm" svg:x="32.4cm" svg:y="7.6cm">
          <text:p text:style-name="P1">Elastic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xml:id="id4" draw:id="id4" draw:layer="layout" svg:width="3.2cm" svg:height="3.113cm" svg:x="3cm" svg:y="6.887cm">
          <draw:image xlink:href="Pictures/100002010000008000000080C769A5C4121A8931.png" xlink:type="simple" xlink:show="embed" xlink:actuate="onLoad">
            <text:p/>
          </draw:image>
        </draw:frame>
        <draw:connector draw:style-name="gr5" draw:text-style-name="P2" draw:layer="layout" svg:x1="22.8cm" svg:y1="8.463cm" svg:x2="24.9cm" svg:y2="8.463cm" draw:start-shape="id1" draw:start-glue-point="1" draw:end-shape="id2" draw:end-glue-point="3" svg:d="M22800 8463h2100" svg:viewBox="0 0 2101 1">
          <text:p/>
        </draw:connector>
        <draw:connector draw:style-name="gr5" draw:text-style-name="P2" draw:layer="layout" svg:x1="14.8cm" svg:y1="8.45cm" svg:x2="17.9cm" svg:y2="8.463cm" draw:start-shape="id3" draw:start-glue-point="1" draw:end-shape="id1" draw:end-glue-point="3" svg:d="M14800 8450h1551v13h1549" svg:viewBox="0 0 3101 14">
          <text:p/>
        </draw:connector>
        <draw:connector draw:style-name="gr5" draw:text-style-name="P2" draw:layer="layout" svg:x1="6.2cm" svg:y1="8.443cm" svg:x2="9.1cm" svg:y2="8.45cm" draw:start-shape="id4" draw:start-glue-point="1" draw:end-shape="id3" draw:end-glue-point="3" svg:d="M6200 8443h1425v7h1475" svg:viewBox="0 0 2901 8">
          <text:p/>
        </draw:connector>
        <draw:connector draw:style-name="gr5" draw:text-style-name="P2" draw:layer="layout" svg:x1="30.5cm" svg:y1="8.463cm" svg:x2="32.4cm" svg:y2="8.45cm" draw:start-shape="id2" draw:start-glue-point="1" draw:end-shape="id5" svg:d="M30500 8463h951v-13h949" svg:viewBox="0 0 1901 14">
          <text:p/>
        </draw:connector>
        <draw:custom-shape draw:style-name="gr6" draw:text-style-name="P2" xml:id="id7" draw:id="id7" draw:layer="layout" svg:width="5.7cm" svg:height="1.7cm" svg:x="9.1cm" svg:y="11.026cm">
          <text:p text:style-name="P1">LogStash 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xml:id="id6" draw:id="id6" draw:layer="layout" svg:width="3.2cm" svg:height="3.113cm" svg:x="3cm" svg:y="10.3cm">
          <draw:image xlink:href="Pictures/100002010000008000000080C769A5C4121A8931.png" xlink:type="simple" xlink:show="embed" xlink:actuate="onLoad">
            <text:p/>
          </draw:image>
        </draw:frame>
        <draw:connector draw:style-name="gr5" draw:text-style-name="P2" draw:layer="layout" svg:x1="6.2cm" svg:y1="11.856cm" svg:x2="9.1cm" svg:y2="11.876cm" draw:start-shape="id6" draw:start-glue-point="1" draw:end-shape="id7" draw:end-glue-point="3" svg:d="M6200 11856h1425v20h1475" svg:viewBox="0 0 2901 21">
          <text:p/>
        </draw:connector>
        <draw:custom-shape draw:style-name="gr6" draw:text-style-name="P2" xml:id="id9" draw:id="id9" draw:layer="layout" svg:width="5.7cm" svg:height="1.7cm" svg:x="9cm" svg:y="4.2cm">
          <text:p text:style-name="P1">LogStash 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xml:id="id8" draw:id="id8" draw:layer="layout" svg:width="3.2cm" svg:height="3.113cm" svg:x="3cm" svg:y="3.487cm">
          <draw:image xlink:href="Pictures/100002010000008000000080C769A5C4121A8931.png" xlink:type="simple" xlink:show="embed" xlink:actuate="onLoad">
            <text:p/>
          </draw:image>
        </draw:frame>
        <draw:connector draw:style-name="gr5" draw:text-style-name="P2" draw:layer="layout" svg:x1="6.2cm" svg:y1="5.043cm" svg:x2="9cm" svg:y2="5.05cm" draw:start-shape="id8" draw:start-glue-point="1" draw:end-shape="id9" draw:end-glue-point="3" svg:d="M6200 5043h1375v7h1425" svg:viewBox="0 0 2801 8">
          <text:p/>
        </draw:connector>
        <draw:connector draw:style-name="gr5" draw:text-style-name="P2" draw:layer="layout" svg:x1="14.7cm" svg:y1="5.05cm" svg:x2="17.9cm" svg:y2="8.463cm" draw:start-shape="id9" draw:start-glue-point="1" draw:end-shape="id1" draw:end-glue-point="3" svg:d="M14700 5050h1601v3413h1599" svg:viewBox="0 0 3201 3414">
          <text:p/>
        </draw:connector>
        <draw:connector draw:style-name="gr5" draw:text-style-name="P2" draw:layer="layout" svg:x1="14.8cm" svg:y1="11.876cm" svg:x2="17.9cm" svg:y2="8.463cm" draw:start-shape="id7" draw:start-glue-point="1" draw:end-shape="id1" draw:end-glue-point="3" svg:d="M14800 11876h1551v-3413h1549" svg:viewBox="0 0 3101 3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ire </meta:initial-creator>
    <meta:creation-date>2016-01-31T17:29:40.031110465</meta:creation-date>
    <dc:date>2016-01-31T17:44:43.298471524</dc:date>
    <dc:creator>claire </dc:creator>
    <meta:editing-duration>PT4M58S</meta:editing-duration>
    <meta:editing-cycles>1</meta:editing-cycles>
    <meta:document-statistic meta:object-count="17"/>
    <meta:generator>LibreOffice/5.0.2.2$Linux_X86_64 LibreOffice_project/00m0$Build-2</meta:generator>
  </office:meta>
</office:document-meta>
</file>